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aacee" officeooo:paragraph-rsid="001aacee"/>
    </style:style>
    <style:style style:name="P4" style:family="paragraph" style:parent-style-name="Standard">
      <style:paragraph-properties fo:text-align="start" style:justify-single-word="false"/>
      <style:text-properties officeooo:rsid="001f0a2e" officeooo:paragraph-rsid="001f0a2e"/>
    </style:style>
    <style:style style:name="P5" style:family="paragraph" style:parent-style-name="Standard">
      <style:paragraph-properties fo:text-align="start" style:justify-single-word="false"/>
      <style:text-properties fo:color="#2a6099" loext:opacity="100%" officeooo:rsid="001aacee" officeooo:paragraph-rsid="001aacee"/>
    </style:style>
    <style:style style:name="P6" style:family="paragraph" style:parent-style-name="Standard">
      <style:paragraph-properties fo:text-align="start" style:justify-single-word="false"/>
      <style:text-properties fo:color="#2a6099" loext:opacity="100%" officeooo:rsid="001f0a2e" officeooo:paragraph-rsid="001f0a2e"/>
    </style:style>
    <style:style style:name="P7" style:family="paragraph" style:parent-style-name="Standard">
      <style:paragraph-properties fo:text-align="start" style:justify-single-word="false"/>
      <style:text-properties fo:color="#2a6099" loext:opacity="100%" officeooo:rsid="00203ea7" officeooo:paragraph-rsid="00203ea7"/>
    </style:style>
    <style:style style:name="P8" style:family="paragraph" style:parent-style-name="Standard">
      <style:paragraph-properties fo:text-align="start" style:justify-single-word="false"/>
      <style:text-properties officeooo:rsid="0020cbb1" officeooo:paragraph-rsid="0020cbb1"/>
    </style:style>
    <style:style style:name="P9" style:family="paragraph" style:parent-style-name="Standard">
      <style:paragraph-properties fo:text-align="start" style:justify-single-word="false"/>
      <style:text-properties officeooo:rsid="00234fca" officeooo:paragraph-rsid="00234fca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203ea7"/>
    </style:style>
    <style:style style:name="T3" style:family="text">
      <style:text-properties officeooo:rsid="00203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user-content-pràctica-tallafocs-personals-i-corporatius"/>PRÀCTICA: TALLAFOCS PERSONALS I CORPORATIUS</text:p>
      <text:p text:style-name="P1"/>
      <text:p text:style-name="P1"/>
      <text:p text:style-name="P2"/>
      <text:p text:style-name="P2"/>
      <text:p text:style-name="P3">Comandos servidor</text:p>
      <text:p text:style-name="P3"/>
      <text:p text:style-name="P4"><text:span text:style-name="T1">sudo apt install <text:s/>gufw <text:s/></text:span><text:span text:style-name="T2">openssh-server apache2 –</text:span><text:span text:style-name="T1"> </text:span><text:span text:style-name="T2">instalacion servicios y cortafuego</text:span></text:p>
      <text:p text:style-name="P8"><text:span text:style-name="T2">g</text:span><text:span text:style-name="T1">ufw – abrir cortafuego</text:span></text:p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Comandos cliente</text:p>
      <text:p text:style-name="P3"/>
      <text:p text:style-name="P6">Sudo apt install nma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Comandos Generales</text:p>
      <text:p text:style-name="P9"/>
      <text:p text:style-name="P9">nmap 172.16.24.116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3:49:35.733257625</meta:creation-date>
    <dc:date>2024-02-09T14:26:03.782050533</dc:date>
    <meta:editing-duration>PT26M1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8" meta:word-count="30" meta:character-count="239" meta:non-whitespace-character-count="213"/>
  </office:meta>
</office:document-meta>
</file>